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3cm" style:rel-column-width="1871*"/>
    </style:style>
    <style:style style:name="Table1.B" style:family="table-column">
      <style:table-column-properties style:column-width="13.7cm" style:rel-column-width="7767*"/>
    </style:style>
    <style:style style:name="Table1.1" style:family="table-row">
      <style:table-row-properties fo:keep-together="auto"/>
    </style:style>
    <style:style style:name="Table1.A1" style:family="table-cell" style:data-style-name="N2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2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2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 style:data-style-name="N2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06b1b0" officeooo:paragraph-rsid="0006b1b0"/>
    </style:style>
    <style:style style:name="P2" style:family="paragraph" style:parent-style-name="Standard">
      <style:text-properties style:font-name="Ubuntu" officeooo:rsid="0006b1b0" officeooo:paragraph-rsid="0006b1b0"/>
    </style:style>
    <style:style style:name="P3" style:family="paragraph" style:parent-style-name="Standard">
      <style:text-properties style:font-name="Ubuntu" fo:font-style="italic" fo:font-weight="bold" officeooo:rsid="0006b1b0" officeooo:paragraph-rsid="0006b1b0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Ubuntu" fo:font-style="italic" officeooo:rsid="0006b1b0" officeooo:paragraph-rsid="0006b1b0" style:font-style-asian="italic" style:font-style-complex="italic"/>
    </style:style>
    <style:style style:name="P5" style:family="paragraph" style:parent-style-name="Standard">
      <style:text-properties officeooo:paragraph-rsid="0009154d"/>
    </style:style>
    <style:style style:name="P6" style:family="paragraph" style:parent-style-name="Text_20_body">
      <style:text-properties officeooo:paragraph-rsid="0006b1b0"/>
    </style:style>
    <style:style style:name="P7" style:family="paragraph" style:parent-style-name="Text_20_body">
      <style:text-properties style:font-name="Ubuntu" officeooo:rsid="00081a5e" officeooo:paragraph-rsid="00081a5e"/>
    </style:style>
    <style:style style:name="P8" style:family="paragraph" style:parent-style-name="Text_20_body">
      <style:text-properties style:font-name="Ubuntu" officeooo:rsid="000d9445" officeooo:paragraph-rsid="000d9445"/>
    </style:style>
    <style:style style:name="P9" style:family="paragraph" style:parent-style-name="Text_20_body">
      <style:text-properties style:font-name="Ubuntu" officeooo:rsid="0012d4f8" officeooo:paragraph-rsid="0012d4f8"/>
    </style:style>
    <style:style style:name="P10" style:family="paragraph" style:parent-style-name="Text_20_body">
      <style:text-properties style:font-name="Ubuntu" officeooo:rsid="001b389b" officeooo:paragraph-rsid="001b389b"/>
    </style:style>
    <style:style style:name="P11" style:family="paragraph" style:parent-style-name="Text_20_body">
      <style:text-properties officeooo:paragraph-rsid="0009154d"/>
    </style:style>
    <style:style style:name="P12" style:family="paragraph" style:parent-style-name="Text_20_body">
      <style:text-properties fo:color="#ff6600" style:font-name="Ubuntu" fo:font-style="italic" officeooo:rsid="0016c202" officeooo:paragraph-rsid="0016c202" style:font-style-asian="italic" style:font-style-complex="italic"/>
    </style:style>
    <style:style style:name="P13" style:family="paragraph" style:parent-style-name="Text_20_body">
      <style:text-properties officeooo:rsid="001b389b" officeooo:paragraph-rsid="001b389b"/>
    </style:style>
    <style:style style:name="P14" style:family="paragraph" style:parent-style-name="Heading_20_1">
      <style:text-properties officeooo:rsid="0006b1b0" officeooo:paragraph-rsid="0006b1b0"/>
    </style:style>
    <style:style style:name="P15" style:family="paragraph" style:parent-style-name="Heading_20_2">
      <style:text-properties officeooo:rsid="0016c202" officeooo:paragraph-rsid="0016c202"/>
    </style:style>
    <style:style style:name="P16" style:family="paragraph" style:parent-style-name="Heading_20_2">
      <style:text-properties officeooo:paragraph-rsid="000ce4ec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paragraph-rsid="000915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1a5e" officeooo:paragraph-rsid="00081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1a5e" officeooo:paragraph-rsid="000915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bcc1" officeooo:paragraph-rsid="0008bc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bcc1" officeooo:paragraph-rsid="000915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47635" officeooo:paragraph-rsid="001476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2445" officeooo:paragraph-rsid="001524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a67af" officeooo:paragraph-rsid="001a67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0915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54e16" officeooo:paragraph-rsid="00154e1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0af287"/>
    </style:style>
    <style:style style:name="T2" style:family="text">
      <style:text-properties officeooo:rsid="000c67f2"/>
    </style:style>
    <style:style style:name="T3" style:family="text">
      <style:text-properties officeooo:rsid="000ce4ec"/>
    </style:style>
    <style:style style:name="T4" style:family="text">
      <style:text-properties officeooo:rsid="0012fa22"/>
    </style:style>
    <style:style style:name="T5" style:family="text">
      <style:text-properties officeooo:rsid="00154e16"/>
    </style:style>
    <style:style style:name="T6" style:family="text">
      <style:text-properties officeooo:rsid="00185867"/>
    </style:style>
    <style:style style:name="T7" style:family="text">
      <style:text-properties officeooo:rsid="001a2a0b"/>
    </style:style>
    <style:style style:name="T8" style:family="text">
      <style:text-properties officeooo:rsid="001a2d0b"/>
    </style:style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RUEBAS CAJA NEGRA - <text:span text:style-name="T2">Validación</text:span></text:h>
      <text:p text:style-name="P13"/>
      <text:p text:style-name="P10">Los casos de prueba irán diseñadas en base a los requisitos del sistema. </text:p>
      <text:p text:style-name="P6"/>
      <text:h text:style-name="P16" text:outline-level="2"><text:span text:style-name="T8">1. Especificación de los casos de pruebas</text:span></text:h>
      <text:p text:style-name="P9">Se especifican a continuación las pruebas a ejecutar <text:span text:style-name="T4">agrupadas en los diferentes incrementos implicados:</text:span></text:p>
      <text:p text:style-name="P8">- <text:span text:style-name="T4">Incremento 1:</text:span></text:p>
      <text:p text:style-name="P8">- <text:span text:style-name="T4">Incremento 2: </text:span></text:p>
      <text:p text:style-name="P8">- <text:span text:style-name="T4">Incremento 3: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8"><text:span text:style-name="T8">C</text:span>P - 001</text:p>
          </table:table-cell>
          <table:table-cell table:style-name="Table1.B1" office:value-type="float" office:value="0">
            <text:p text:style-name="P22">Prueba del requisito RF - 001</text:p>
          </table:table-cell>
        </table:table-row>
        <table:table-row>
          <table:table-cell table:style-name="Table1.A2" office:value-type="float" office:value="0">
            <text:p text:style-name="P20">Descripción</text:p>
          </table:table-cell>
          <table:table-cell table:style-name="Table1.B2">
            <text:p text:style-name="P25"/>
          </table:table-cell>
        </table:table-row>
        <table:table-row>
          <table:table-cell table:style-name="Table1.A2" office:value-type="float" office:value="0">
            <text:p text:style-name="P23">Casos de prueba</text:p>
          </table:table-cell>
          <table:table-cell table:style-name="Table1.B2">
            <text:p text:style-name="P25"/>
          </table:table-cell>
        </table:table-row>
        <table:table-row>
          <table:table-cell table:style-name="Table1.A2" office:value-type="float" office:value="0">
            <text:p text:style-name="P23">Criterio <text:span text:style-name="T5">de validación</text:span></text:p>
          </table:table-cell>
          <table:table-cell table:style-name="Table1.B2">
            <text:p text:style-name="P25"/>
          </table:table-cell>
        </table:table-row>
        <table:table-row>
          <table:table-cell table:style-name="Table1.A2" office:value-type="float" office:value="0">
            <text:p text:style-name="P24">Entradas</text:p>
          </table:table-cell>
          <table:table-cell table:style-name="Table1.B6" office:value-type="string">
            <text:p text:style-name="P27"/>
          </table:table-cell>
        </table:table-row>
        <table:table-row>
          <table:table-cell table:style-name="Table1.A2" office:value-type="float" office:value="0">
            <text:p text:style-name="P23">Procedimiento de ejecución</text:p>
          </table:table-cell>
          <table:table-cell table:style-name="Table1.B6" office:value-type="string">
            <text:p text:style-name="P27">(Pasos)</text:p>
          </table:table-cell>
        </table:table-row>
        <table:table-row>
          <table:table-cell table:style-name="Table1.A2" office:value-type="float" office:value="0">
            <text:p text:style-name="P20">Estado</text:p>
          </table:table-cell>
          <table:table-cell table:style-name="Table1.B2">
            <text:p text:style-name="P25"/>
          </table:table-cell>
        </table:table-row>
      </table:table>
      <text:p text:style-name="P7"/>
      <text:h text:style-name="P15" text:outline-level="2">3. Ejecución de las pruebas</text:h>
      <text:p text:style-name="P12">Registro histórico de la ejecución de las pruebas</text:p>
      <text:p text:style-name="P12">ID P / Data ejecución / <text:s/>Incidentes registrad<text:span text:style-name="T7">a</text:span>s / <text:span text:style-name="T6">Descripción incidencia / Solución</text:span></text:p>
      <text:p text:style-name="P1"/>
      <text:p text:style-name="P3">IMPORTAR ARCHIVO </text:p>
      <text:p text:style-name="P3"/>
      <text:p text:style-name="P4"><text:tab/>A. Importar un archivo que existe y tiene un formato correcto. </text:p>
      <text:p text:style-name="P4"/>
      <text:p text:style-name="P4">Descripción del procedimiento de la prueba: En este caso de prueba se pretende comprobar </text:p>
      <text:p text:style-name="P4">si a partir de un archivo por defecto con un formato correcto y existente en el equipo se </text:p>
      <text:p text:style-name="P4">importa correctamente en el sistema. </text:p>
      <text:p text:style-name="P4">Identificador: 001 </text:p>
      <text:p text:style-name="P4">Pasos: </text:p>
      <text:p text:style-name="P4">o Creación del archivo a importar con el formato correcto. </text:p>
      <text:p text:style-name="P4">o Llamada a la función importarArchivo(“importacion2.txt”) </text:p>
      <text:p text:style-name="P4"><text:soft-page-break/>o Comprobación de que el dato tipo “ObjetoImportado” devuelto es de tipo “E” </text:p>
      <text:p text:style-name="P4">mediante la función getType(). </text:p>
      <text:p text:style-name="P4"/>
      <text:p text:style-name="P4"><text:tab/>B. Importar un archivo que existe y tiene un formato incorrecto. </text:p>
      <text:p text:style-name="P4"/>
      <text:p text:style-name="P4">Descripción del procedimiento de la prueba: En este caso de prueba se pretende </text:p>
      <text:p text:style-name="P4">comprobar si a partir de un archivo por defecto con un formato incorrecto, es detectado </text:p>
      <text:p text:style-name="P4">por el sistema y comprobar que gestiona bien el error. </text:p>
      <text:p text:style-name="P4">Identificador: 002 </text:p>
      <text:p text:style-name="P4">Pasos: </text:p>
      <text:p text:style-name="P4">o Creación del archivo a importar con un formato incorrecto. </text:p>
      <text:p text:style-name="P4">o Llamada a la función importarArchivo(“importacion3.pdf”) </text:p>
      <text:p text:style-name="P4">o Comprobación de que el sistema da un mensaje de error </text:p>
      <text:p text:style-name="P4">o Comprobación de que el dato tipo “ObjetoImportado” devuelto es nulo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1T11:47:39.056696910</dc:date>
    <meta:editing-duration>PT45M37S</meta:editing-duration>
    <meta:editing-cycles>25</meta:editing-cycles>
    <meta:document-statistic meta:table-count="1" meta:image-count="0" meta:object-count="0" meta:page-count="2" meta:paragraph-count="40" meta:word-count="272" meta:character-count="1695" meta:non-whitespace-character-count="1438"/>
  </office:meta>
</office:document-meta>
</file>